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S-Digital" svg:font-family="DS-Digital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0pt" officeooo:paragraph-rsid="001e2e48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0pt" officeooo:paragraph-rsid="00241947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0pt" officeooo:paragraph-rsid="002ed821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0pt" officeooo:paragraph-rsid="0030237d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0pt" officeooo:paragraph-rsid="0037a829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0pt" officeooo:paragraph-rsid="0038a654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0pt" officeooo:paragraph-rsid="001cf258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0pt" officeooo:paragraph-rsid="004a0af0" style:font-size-asian="10pt" style:font-size-complex="10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Ubuntu" fo:font-size="10pt" officeooo:paragraph-rsid="00203d49" style:font-size-asian="10pt" style:font-size-complex="10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Ubuntu" fo:font-size="10pt" officeooo:paragraph-rsid="005b5b58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0pt" officeooo:rsid="0016aeac" officeooo:paragraph-rsid="001bf442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0pt" officeooo:rsid="00241947" officeooo:paragraph-rsid="001cf258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0pt" officeooo:rsid="00241947" officeooo:paragraph-rsid="005b5b58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Ubuntu" fo:font-size="10pt" officeooo:rsid="00241947" officeooo:paragraph-rsid="005b5b58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0pt" officeooo:rsid="0016e0e2" officeooo:paragraph-rsid="005ae0c0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Ubuntu" fo:font-size="10pt" fo:font-weight="normal" officeooo:rsid="0015fa1d" officeooo:paragraph-rsid="0030237d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Ubuntu" fo:font-size="10pt" fo:font-weight="normal" officeooo:rsid="0015fa1d" officeooo:paragraph-rsid="005b5b58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Ubuntu" fo:font-size="10pt" fo:font-weight="normal" officeooo:rsid="00241947" officeooo:paragraph-rsid="005b5b58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Ubuntu" fo:font-size="10pt" style:font-size-asian="8.75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Ubuntu" fo:font-size="12pt" fo:font-weight="bold" officeooo:rsid="0016aeac" officeooo:paragraph-rsid="0016e0e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Ubuntu" fo:font-size="12pt" fo:font-weight="bold" officeooo:rsid="0016aeac" officeooo:paragraph-rsid="0016aeac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Ubuntu" fo:font-size="12pt" fo:font-weight="normal" officeooo:rsid="001b1f83" officeooo:paragraph-rsid="0016aea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Ubuntu" fo:font-size="12pt" officeooo:rsid="0016aeac" officeooo:paragraph-rsid="0016aeac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officeooo:paragraph-rsid="00203d49"/>
    </style:style>
    <style:style style:name="P25" style:family="paragraph" style:parent-style-name="Standard">
      <style:paragraph-properties fo:text-align="justify" style:justify-single-word="false"/>
      <style:text-properties officeooo:paragraph-rsid="005ae0c0"/>
    </style:style>
    <style:style style:name="P26" style:family="paragraph" style:parent-style-name="Standard">
      <style:paragraph-properties fo:text-align="center" style:justify-single-word="false"/>
      <style:text-properties fo:color="#004586" style:font-name="Ubuntu" fo:font-size="13pt" fo:font-weight="bold" officeooo:rsid="0016aeac" officeooo:paragraph-rsid="0016aeac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4586" style:font-name="Ubuntu" fo:font-size="13pt" fo:font-weight="bold" officeooo:rsid="0016aeac" officeooo:paragraph-rsid="0043e1b0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4586" style:font-name="Ubuntu" fo:font-size="13pt" fo:font-weight="bold" officeooo:rsid="0016aeac" officeooo:paragraph-rsid="004dc9c5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4586" style:font-name="Ubuntu" fo:font-size="13pt" fo:font-weight="bold" officeooo:rsid="0016aeac" officeooo:paragraph-rsid="005ae0c0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4586" style:font-name="Ubuntu" fo:font-size="13pt" fo:font-weight="bold" officeooo:rsid="004f341c" officeooo:paragraph-rsid="004f341c" style:font-size-asian="13pt" style:font-weight-asian="bold" style:font-size-complex="13pt" style:font-weight-complex="bold"/>
    </style:style>
    <style:style style:name="P31" style:family="paragraph" style:parent-style-name="Standard">
      <style:text-properties officeooo:paragraph-rsid="005b5b58"/>
    </style:style>
    <style:style style:name="P32" style:family="paragraph" style:parent-style-name="Standard">
      <style:paragraph-properties fo:text-align="justify" style:justify-single-word="false"/>
      <style:text-properties fo:color="#000000" style:font-name="Ubuntu" fo:font-size="10pt" fo:font-style="normal" officeooo:rsid="00241947" officeooo:paragraph-rsid="00203d49" style:font-size-asian="10pt" style:font-style-asian="normal" style:font-size-complex="10pt" style:font-style-complex="normal"/>
    </style:style>
    <style:style style:name="P33" style:family="paragraph" style:parent-style-name="Standard">
      <style:text-properties fo:color="#808080" style:font-name="Ubuntu" fo:font-size="10pt" fo:font-style="italic" officeooo:rsid="0016e0e2" officeooo:paragraph-rsid="005b5b58" style:font-size-asian="10pt" style:font-style-asian="italic" style:font-size-complex="10pt" style:font-style-complex="italic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Ubuntu" fo:font-size="12pt" officeooo:paragraph-rsid="0016aeac" style:font-size-asian="12pt" style:font-size-complex="12pt"/>
    </style:style>
    <style:style style:name="P35" style:family="paragraph">
      <style:paragraph-properties fo:text-align="start"/>
    </style:style>
    <style:style style:name="P36" style:family="paragraph">
      <style:paragraph-properties fo:text-align="start"/>
      <style:text-properties fo:color="#000000" style:font-name="DS-Digital"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39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0" style:family="paragraph">
      <style:paragraph-properties fo:text-align="start"/>
      <style:text-properties fo:color="#000000" style:font-name="DS-Digital" fo:font-size="26pt" fo:font-weight="bold" style:font-size-asian="26pt" style:font-weight-asian="bold" style:font-size-complex="26pt" style:font-weight-complex="bold"/>
    </style:style>
    <style:style style:name="P41" style:family="paragraph">
      <style:paragraph-properties fo:text-align="start"/>
      <style:text-properties fo:color="#000000" style:font-name="DS-Digital" fo:font-size="30pt" fo:font-weight="bold" style:font-size-asian="30pt" style:font-weight-asian="bold" style:font-size-complex="30pt" style:font-weight-complex="bold"/>
    </style:style>
    <style:style style:name="T1" style:family="text">
      <style:text-properties officeooo:rsid="0016e0e2"/>
    </style:style>
    <style:style style:name="T2" style:family="text">
      <style:text-properties fo:color="#000000" fo:font-style="normal" officeooo:rsid="00241947" style:font-style-asian="normal" style:font-style-complex="normal"/>
    </style:style>
    <style:style style:name="T3" style:family="text">
      <style:text-properties fo:color="#000000" fo:font-style="normal" officeooo:rsid="0016e0e2" style:font-style-asian="normal" style:font-style-complex="normal"/>
    </style:style>
    <style:style style:name="T4" style:family="text">
      <style:text-properties style:font-name="DS-Digital" fo:font-size="12pt" officeooo:rsid="0016e0e2" style:font-size-asian="12pt" style:font-size-complex="12pt"/>
    </style:style>
    <style:style style:name="T5" style:family="text">
      <style:text-properties style:font-name="DS-Digital" fo:font-size="12pt" officeooo:rsid="002dcae2" style:font-size-asian="12pt" style:font-size-complex="12pt"/>
    </style:style>
    <style:style style:name="T6" style:family="text">
      <style:text-properties style:font-name="DS-Digital" fo:font-size="12pt" officeooo:rsid="0038a654" style:font-size-asian="12pt" style:font-size-complex="12pt"/>
    </style:style>
    <style:style style:name="T7" style:family="text">
      <style:text-properties fo:color="#808080" fo:font-style="italic" officeooo:rsid="0016e0e2" style:font-style-asian="italic" style:font-style-complex="italic"/>
    </style:style>
    <style:style style:name="T8" style:family="text">
      <style:text-properties fo:color="#808080" fo:font-style="italic" officeooo:rsid="0017a4a7" style:font-style-asian="italic" style:font-style-complex="italic"/>
    </style:style>
    <style:style style:name="T9" style:family="text">
      <style:text-properties fo:color="#808080" fo:font-style="italic" officeooo:rsid="0016aeac" style:font-style-asian="italic" style:font-style-complex="italic"/>
    </style:style>
    <style:style style:name="T10" style:family="text">
      <style:text-properties fo:color="#808080" fo:font-size="9pt" fo:font-style="italic" officeooo:rsid="0017a4a7" style:font-size-asian="9pt" style:font-style-asian="italic" style:font-size-complex="9pt" style:font-style-complex="italic"/>
    </style:style>
    <style:style style:name="T11" style:family="text">
      <style:text-properties fo:color="#808080" style:font-name="Ubuntu" fo:font-size="9pt" fo:font-style="italic" officeooo:rsid="0017a4a7" style:font-size-asian="9pt" style:font-style-asian="italic" style:font-size-complex="9pt" style:font-style-complex="italic"/>
    </style:style>
    <style:style style:name="T12" style:family="text">
      <style:text-properties style:font-name="Ubuntu" fo:font-size="10pt" officeooo:rsid="00241947" style:font-size-asian="10pt" style:font-size-complex="10pt"/>
    </style:style>
    <style:style style:name="T13" style:family="text">
      <style:text-properties style:font-name="Ubuntu" fo:font-size="10pt" officeooo:rsid="0016e0e2" style:font-size-asian="10pt" style:font-size-complex="10pt"/>
    </style:style>
    <style:style style:name="T14" style:family="text">
      <style:text-properties style:font-name="Ubuntu" fo:font-size="10pt" officeooo:rsid="005ae0c0" style:font-size-asian="10pt" style:font-size-complex="10pt"/>
    </style:style>
    <style:style style:name="T15" style:family="text">
      <style:text-properties style:font-name="Ubuntu" fo:font-size="10pt" officeooo:rsid="005b5b58" style:font-size-asian="10pt" style:font-size-complex="10pt"/>
    </style:style>
    <style:style style:name="T16" style:family="text">
      <style:text-properties fo:font-weight="bold" officeooo:rsid="0016aeac" style:font-weight-asian="bold" style:font-weight-complex="bold"/>
    </style:style>
    <style:style style:name="T17" style:family="text">
      <style:text-properties officeooo:rsid="00241947"/>
    </style:style>
    <style:style style:name="T18" style:family="text">
      <style:text-properties fo:font-style="normal" officeooo:rsid="0016e0e2" style:font-style-asian="normal" style:font-style-complex="normal"/>
    </style:style>
    <style:style style:name="T19" style:family="text">
      <style:text-properties fo:color="#004a4a" fo:font-style="italic" fo:font-weight="bold" officeooo:rsid="00241947" style:font-style-asian="italic" style:font-weight-asian="bold" style:font-style-complex="italic" style:font-weight-complex="bold"/>
    </style:style>
    <style:style style:name="T20" style:family="text">
      <style:text-properties fo:color="#004a4a" fo:font-style="italic" fo:font-weight="bold" officeooo:rsid="0039a1af" style:font-style-asian="italic" style:font-weight-asian="bold" style:font-style-complex="italic" style:font-weight-complex="bold"/>
    </style:style>
    <style:style style:name="T21" style:family="text">
      <style:text-properties fo:color="#004a4a" fo:font-style="italic" fo:font-weight="bold" officeooo:rsid="0049d61a" style:font-style-asian="italic" style:font-weight-asian="bold" style:font-style-complex="italic" style:font-weight-complex="bold"/>
    </style:style>
    <style:style style:name="T22" style:family="text">
      <style:text-properties fo:color="#004a4a" style:font-name="Ubuntu" fo:font-size="10pt" fo:font-style="italic" fo:font-weight="bold" officeooo:rsid="00241947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color="#004a4a" style:font-name="Ubuntu" fo:font-size="10pt" fo:font-style="italic" fo:font-weight="bold" officeooo:rsid="0039a1af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color="#004a4a" style:font-name="Ubuntu" fo:font-size="10pt" fo:font-style="italic" fo:font-weight="bold" officeooo:rsid="005ae0c0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fo:color="#4c4c4c" fo:font-style="italic" fo:font-weight="normal" officeooo:rsid="001b1f83" style:font-style-asian="italic" style:font-weight-asian="normal" style:font-style-complex="italic" style:font-weight-complex="normal"/>
    </style:style>
    <style:style style:name="T26" style:family="text">
      <style:text-properties fo:color="#4c4c4c" fo:font-size="11pt" fo:font-style="italic" fo:font-weight="normal" officeooo:rsid="001b1f83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color="#004586" fo:font-size="13pt" fo:font-weight="bold" officeooo:rsid="0016aeac" style:font-size-asian="13pt" style:font-weight-asian="bold" style:font-size-complex="13pt" style:font-weight-complex="bold"/>
    </style:style>
    <style:style style:name="T28" style:family="text">
      <style:text-properties officeooo:rsid="0043e1b0"/>
    </style:style>
    <style:style style:name="T29" style:family="text">
      <style:text-properties officeooo:rsid="004a0af0"/>
    </style:style>
    <style:style style:name="T30" style:family="text">
      <style:text-properties officeooo:rsid="004be614"/>
    </style:style>
    <style:style style:name="T31" style:family="text">
      <style:text-properties officeooo:rsid="004f341c"/>
    </style:style>
    <style:style style:name="T32" style:family="text">
      <style:text-properties officeooo:rsid="00578c81"/>
    </style:style>
    <style:style style:name="T33" style:family="text">
      <style:text-properties officeooo:rsid="005a00c1"/>
    </style:style>
    <style:style style:name="T34" style:family="text">
      <style:text-properties officeooo:rsid="005ae0c0"/>
    </style:style>
    <style:style style:name="T35" style:family="text">
      <style:text-properties fo:color="#000000" style:font-name="DS-Digital" fo:font-size="32pt" fo:font-weight="bold" style:font-size-asian="32pt" style:font-weight-asian="bold" style:font-size-complex="32pt" style:font-weight-complex="bold"/>
    </style:style>
    <style:style style:name="T36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000000" style:font-name="DS-Digital" fo:font-size="26pt" fo:font-weight="bold" style:font-size-asian="26pt" style:font-weight-asian="bold" style:font-size-complex="26pt" style:font-weight-complex="bold"/>
    </style:style>
    <style:style style:name="T39" style:family="text">
      <style:text-properties fo:color="#aecf00" style:font-name="DS-Digital" fo:font-size="26pt" fo:font-weight="bold" style:font-size-asian="26pt" style:font-weight-asian="bold" style:font-size-complex="26pt" style:font-weight-complex="bold"/>
    </style:style>
    <style:style style:name="T40" style:family="text">
      <style:text-properties fo:color="#000000" style:font-name="DS-Digital" fo:font-size="30pt" fo:font-weight="bold" style:font-size-asian="30pt" style:font-weight-asian="bold" style:font-size-complex="3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solid" draw:fill-color="#aecf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fill="solid" draw:fill-color="#c5000b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4c4c4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00" draw:marker-start-width="0.503cm" draw:marker-end-width="0.503cm" draw:fill="solid" draw:fill-color="#aecf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579d1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579d1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4c4c4c" draw:textarea-horizontal-align="justify" draw:textarea-vertical-align="middle" draw:auto-grow-height="false" fo:padding-top="-0.0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27">Modo Lectura</text:span><text:span text:style-name="T16"> </text:span><text:span text:style-name="T25">(</text:span><text:span text:style-name="T26">Pantalla de inicio)</text:span></text:p>
      <text:p text:style-name="P22"><draw:line text:anchor-type="paragraph" draw:z-index="13" draw:style-name="gr7" draw:text-style-name="P37" svg:x1="-0.009cm" svg:y1="0.046cm" svg:x2="18.048cm" svg:y2="0.046cm"><text:p/></draw:line></text:p>
      <text:p text:style-name="P9"><draw:custom-shape text:anchor-type="paragraph" draw:z-index="2" draw:style-name="gr3" draw:text-style-name="P38" svg:width="0.5cm" svg:height="0.5cm" svg:x="2.358cm" svg:y="0.019cm"><text:p text:style-name="P37"><text:span text:style-name="T36">⇩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2" draw:text-style-name="P38" svg:width="0.5cm" svg:height="0.5cm" svg:x="1.741cm" svg:y="0.019cm"><text:p text:style-name="P37"><text:span text:style-name="T36">⇧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7">- Botones <text:s text:c="17"/>: Navegación por filas dentro de la pantalla. </text:span><text:span text:style-name="T9">(1ª Linea fija</text:span><text:span text:style-name="T8">)</text:span><text:span text:style-name="T7">.</text:span></text:p>
      <text:p text:style-name="P1"/>
      <text:p text:style-name="P19"><draw:rect text:anchor-type="paragraph" draw:z-index="0" draw:style-name="gr1" draw:text-style-name="P36" svg:width="10.759cm" svg:height="4.791cm" svg:x="3.42cm" svg:y="0.36cm"><text:p text:style-name="P35"><text:span text:style-name="T35">17:55h <text:s text:c="6"/></text:span><text:span text:style-name="T35">30/10/2013</text:span></text:p><text:p text:style-name="P35"><text:span text:style-name="T35">C1:RIEGO <text:s text:c="10"/>HS:48%</text:span></text:p><text:p text:style-name="P35"><text:span text:style-name="T35">C2:HUMIDIFIC. <text:s text:c="2"/>HR:76%</text:span></text:p><text:p text:style-name="P35"><text:span text:style-name="T35">C3:ILUMINACION <text:s text:c="4"/>OFF</text:span></text:p></draw:rect><draw:rect text:anchor-type="paragraph" draw:z-index="5" draw:style-name="gr4" draw:text-style-name="P36" svg:width="10.757cm" svg:height="4.791cm" svg:x="3.422cm" svg:y="9.345cm"><text:p text:style-name="P35"><text:span text:style-name="T35">17:55h <text:s text:c="6"/>30/10/2013</text:span></text:p><text:p text:style-name="P35"><text:span text:style-name="T35">∎ </text:span><text:span text:style-name="T35">:RIEGO <text:s text:c="10"/>HS:48%</text:span></text:p><text:p text:style-name="P35"><text:span text:style-name="T35">C2:HUMIDIFIC. <text:s text:c="2"/>HR:76%</text:span></text:p><text:p text:style-name="P35"><text:span text:style-name="T35">C3:ILUMINACION <text:s text:c="4"/>OFF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6">Modo Selección de<text:span text:style-name="T30">l</text:span> Canal</text:p>
      <text:p text:style-name="P23"><draw:line text:anchor-type="paragraph" draw:z-index="14" draw:style-name="gr7" draw:text-style-name="P37" svg:x1="-0.019cm" svg:y1="0.034cm" svg:x2="18.038cm" svg:y2="0.034cm"><text:p/></draw:line></text:p>
      <text:p text:style-name="P3"><draw:custom-shape text:anchor-type="paragraph" draw:z-index="7" draw:style-name="gr5" draw:text-style-name="P39" svg:width="0.5cm" svg:height="0.5cm" svg:x="1.325cm" svg:y="0.007cm"><text:p text:style-name="P37"><text:span text:style-name="T37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7">- Botón <text:s text:c="7"/></text:span><text:span text:style-name="T10"><text:s/></text:span><text:span text:style-name="T1">: Entra en </text:span><text:span text:style-name="T20">Mo</text:span><text:span text:style-name="T19">do </text:span><text:span text:style-name="T20">Se</text:span><text:span text:style-name="T19">lección</text:span><text:span text:style-name="T18"> </text:span><text:span text:style-name="T1">(</text:span><text:span text:style-name="T5">C</text:span><text:span text:style-name="T4">1,</text:span><text:span text:style-name="T5">C</text:span><text:span text:style-name="T4">2, </text:span><text:span text:style-name="T6">C3, </text:span><text:span text:style-name="T4">...,</text:span><text:span text:style-name="T5">C</text:span><text:span text:style-name="T1">n).</text:span></text:p>
      <text:p text:style-name="P2"><draw:custom-shape text:anchor-type="paragraph" draw:z-index="3" draw:style-name="gr2" draw:text-style-name="P37" svg:width="0.5cm" svg:height="0.5cm" svg:x="1.741cm" svg:y="0.392cm"><text:p text:style-name="P37"><text:span text:style-name="T36">⇧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3" draw:text-style-name="P37" svg:width="0.5cm" svg:height="0.5cm" svg:x="2.387cm" svg:y="0.385cm"><text:p text:style-name="P37"><text:span text:style-name="T36">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text:span text:style-name="T17">- Botones <text:s text:c="18"/>: Navegación dentro del menú (</text:span><text:span text:style-name="T5">C</text:span><text:span text:style-name="T4">1,</text:span><text:span text:style-name="T5">C</text:span><text:span text:style-name="T4">2, </text:span><text:span text:style-name="T6">C3, </text:span><text:span text:style-name="T4">...,</text:span><text:span text:style-name="T5">C</text:span><text:span text:style-name="T1">n).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rect text:anchor-type="paragraph" draw:z-index="6" draw:style-name="gr4" draw:text-style-name="P36" svg:width="10.757cm" svg:height="4.791cm" svg:x="3.422cm" svg:y="4.085cm"><text:p text:style-name="P35"><text:span text:style-name="T35">C1:RIEGO <text:s text:c="12"/>dv <text:s/>cc</text:span></text:p><text:p text:style-name="P35"><text:span text:style-name="T35">∎ <text:s text:c="3"/></text:span><text:span text:style-name="T35">:60 MIN:40 <text:s text:c="3"/>[00]%</text:span></text:p><text:p text:style-name="P35"><text:span text:style-name="T35">Ciclo:00'00'' <text:s/>ON:100%</text:span></text:p><text:p text:style-name="P35"><text:span text:style-name="T35">Ts max:25 <text:s text:c="8"/>[+00]c</text:span></text:p></draw:rect></text:p>
      <text:p text:style-name="P5"/>
      <text:p text:style-name="P5"><draw:custom-shape text:anchor-type="paragraph" draw:z-index="8" draw:style-name="gr6" draw:text-style-name="P39" svg:width="0.5cm" svg:height="0.5cm" svg:x="1.325cm" svg:y="0.353cm"><text:p text:style-name="P37"><text:span text:style-name="T37">✓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text:span text:style-name="T17">- Botón <text:s text:c="7"/></text:span><text:span text:style-name="T10"><text:s/></text:span><text:span text:style-name="T1">: Aceptar.</text:span></text:p>
      <text:p text:style-name="P11"/>
      <text:p text:style-name="P28">Modo Selección <text:span text:style-name="T33">dentro del</text:span> <text:span text:style-name="T32">menú </text:span>de<text:span text:style-name="T31">l</text:span> <text:span text:style-name="T31">Canal</text:span></text:p>
      <text:p text:style-name="P20"><draw:custom-shape text:anchor-type="paragraph" draw:z-index="9" draw:style-name="gr2" draw:text-style-name="P37" svg:width="0.5cm" svg:height="0.5cm" svg:x="1.741cm" svg:y="0.485cm"><text:p text:style-name="P37"><text:span text:style-name="T36">⇧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3" draw:text-style-name="P37" svg:width="0.5cm" svg:height="0.5cm" svg:x="2.387cm" svg:y="0.478cm"><text:p text:style-name="P37"><text:span text:style-name="T36">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style-name="gr7" draw:text-style-name="P37" svg:x1="0.032cm" svg:y1="0.028cm" svg:x2="18.089cm" svg:y2="0.028cm"><text:p/></draw:line></text:p>
      <text:p text:style-name="P18">- Botones <text:s text:c="18"/>: Navegación dentro del menú.</text:p>
      <text:p text:style-name="P16"/>
      <text:p text:style-name="P16"><draw:custom-shape text:anchor-type="paragraph" draw:z-index="11" draw:style-name="gr6" draw:text-style-name="P39" svg:width="0.5cm" svg:height="0.5cm" svg:x="1.325cm" svg:y="6.013cm"><text:p text:style-name="P37"><text:span text:style-name="T37">✓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17">- Botón <text:s text:c="8"/>:Aceptar. Entra en </text:span><text:span text:style-name="T21">Mo</text:span><text:span text:style-name="T19">do </text:span><text:span text:style-name="T21">E</text:span><text:span text:style-name="T19">dición</text:span><text:span text:style-name="T17"> del Canal y/o sus Parámetros.</text:span></text:p>
      <text:p text:style-name="P16"/>
      <text:p text:style-name="P27"><text:soft-page-break/>Modo <text:span text:style-name="T28">Edición</text:span> de<text:span text:style-name="T29">l Canal y/o valor del Parámetro</text:span></text:p>
      <text:p text:style-name="P16"><draw:line text:anchor-type="paragraph" draw:z-index="16" draw:style-name="gr7" draw:text-style-name="P37" svg:x1="0.004cm" svg:y1="0.055cm" svg:x2="18.061cm" svg:y2="0.055cm"><text:p/></draw:line></text:p>
      <text:p text:style-name="P4"><draw:rect text:anchor-type="paragraph" draw:z-index="12" draw:style-name="gr4" draw:text-style-name="P36" svg:width="10.757cm" svg:height="4.791cm" svg:x="3.422cm" svg:y="1.589cm"><text:p text:style-name="P35"><text:span text:style-name="T35">C1:RIEGO</text:span></text:p><text:p text:style-name="P35"><text:span text:style-name="T35">HSO:_ <text:s text:c="4"/>MIN:40 <text:s/>[00]%</text:span></text:p><text:p text:style-name="P35"><text:span text:style-name="T35">Ciclo:00'00'' <text:s/>ON:100%</text:span></text:p><text:p text:style-name="P35"><text:span text:style-name="T35">Ts max:25 <text:s text:c="8"/>[+00]c</text:span></text:p></draw:rect><draw:custom-shape text:anchor-type="paragraph" draw:z-index="17" draw:style-name="gr2" draw:text-style-name="P37" svg:width="0.5cm" svg:height="0.5cm" svg:x="1.662cm" svg:y="0.372cm"><text:p text:style-name="P37"><text:span text:style-name="T36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8" draw:text-style-name="P38" svg:width="0.5cm" svg:height="0.5cm" svg:x="2.316cm" svg:y="0.372cm"><text:p text:style-name="P37"><text:span text:style-name="T36">-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- Botones <text:s text:c="16"/>:Incrementa o decrece el valor del Parametro o modifica el tipo de Canal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2"/>
      <text:p text:style-name="P32"><draw:custom-shape text:anchor-type="paragraph" draw:z-index="19" draw:style-name="gr6" draw:text-style-name="P39" svg:width="0.5cm" svg:height="0.5cm" svg:x="1.325cm" svg:y="0.395cm"><text:p text:style-name="P37"><text:span text:style-name="T37">✓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text:span text:style-name="T2">- Botón <text:s text:c="7"/></text:span><text:span text:style-name="T10"><text:s/></text:span><text:span text:style-name="T3">: Aceptar.</text:span></text:p>
      <text:p text:style-name="P3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Standard"/>
      <text:p text:style-name="P30"><text:soft-page-break/>Tipos de Canal</text:p>
      <text:p text:style-name="Standard"><draw:line text:anchor-type="paragraph" draw:z-index="31" draw:style-name="gr7" draw:text-style-name="P37" svg:x1="0.056cm" svg:y1="0.069cm" svg:x2="18.113cm" svg:y2="0.069cm"><text:p/></draw:line></text:p>
      <text:p text:style-name="Standard"><draw:rect text:anchor-type="paragraph" draw:z-index="20" draw:style-name="gr4" draw:text-style-name="P40" svg:width="8.831cm" svg:height="3.851cm" svg:x="9.412cm" svg:y="0.443cm"><text:p text:style-name="P35"><text:span text:style-name="T38">C1:APAGADO</text:span></text:p><text:p text:style-name="P35"><text:span text:style-name="T39">HSO: <text:s/>_ MIN:40 * [00]%</text:span></text:p><text:p text:style-name="P35"><text:span text:style-name="T39">Ciclo:00'00'' <text:s/>ON:100%</text:span></text:p><text:p text:style-name="P35"><text:span text:style-name="T39">Tsmax:25 Min:08 +00c</text:span></text:p></draw:rect><draw:rect text:anchor-type="paragraph" draw:z-index="21" draw:style-name="gr4" draw:text-style-name="P40" svg:width="8.831cm" svg:height="3.851cm" svg:x="-0.572cm" svg:y="0.443cm"><text:p text:style-name="P35"><text:span text:style-name="T38">C1:ENCENDIDO</text:span></text:p><text:p text:style-name="P35"><text:span text:style-name="T39">HSO: <text:s/>_ MIN:40 * [00]%</text:span></text:p><text:p text:style-name="P35"><text:span text:style-name="T39">Ciclo:00'00'' <text:s/>ON:100%</text:span></text:p><text:p text:style-name="P35"><text:span text:style-name="T39">Tsmax:25 Min:08 +00c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30" draw:style-name="gr4" draw:text-style-name="P40" svg:width="8.831cm" svg:height="3.851cm" svg:x="-0.572cm" svg:y="0.289cm"><text:p text:style-name="P35"><text:span text:style-name="T38">C1:RIEGO</text:span></text:p><text:p text:style-name="P35"><text:span text:style-name="T38">HSO:60 MIN:40 <text:s text:c="3"/>[00]%</text:span></text:p><text:p text:style-name="P35"><text:span text:style-name="T38">Ciclo:00'00'' <text:s/>ON:100%</text:span></text:p><text:p text:style-name="P35"><text:span text:style-name="T38">Ts max:25 <text:s text:c="8"/>[+00]c</text:span></text:p></draw:rect><draw:rect text:anchor-type="paragraph" draw:z-index="22" draw:style-name="gr4" draw:text-style-name="P40" svg:width="8.831cm" svg:height="3.851cm" svg:x="9.412cm" svg:y="0.289cm"><text:p text:style-name="P35"><text:span text:style-name="T38">C1:HUMIDIFICACION</text:span></text:p><text:p text:style-name="P35"><text:span text:style-name="T38">HRO:80 MIN:70 <text:s text:c="3"/>[00]%</text:span></text:p><text:p text:style-name="P35"><text:span text:style-name="T38">Ciclo:00'00'' <text:s/>ON:100%</text:span></text:p><text:p text:style-name="P35"><text:span text:style-name="T38"/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23" draw:style-name="gr4" draw:text-style-name="P40" svg:width="8.831cm" svg:height="3.851cm" svg:x="-0.572cm" svg:y="0.208cm"><text:p text:style-name="P35"><text:span text:style-name="T38">C1:DESHUMIDIFICACION</text:span></text:p><text:p text:style-name="P35"><text:span text:style-name="T38">HRO:40 MAX:50 <text:s text:c="2"/>[00]%</text:span></text:p><text:p text:style-name="P35"><text:span text:style-name="T38">Ciclo:00'00'' <text:s/>ON:100%</text:span></text:p><text:p text:style-name="P35"><text:span text:style-name="T38"/></text:p></draw:rect><draw:rect text:anchor-type="paragraph" draw:z-index="25" draw:style-name="gr4" draw:text-style-name="P40" svg:width="8.831cm" svg:height="3.851cm" svg:x="9.412cm" svg:y="0.208cm"><text:p text:style-name="P35"><text:span text:style-name="T38">C1:CALEFACCION</text:span></text:p><text:p text:style-name="P35"><text:span text:style-name="T38">TAO:28 MIN:20 <text:s/>[+00]C</text:span></text:p><text:p text:style-name="P35"><text:span text:style-name="T38"/></text:p><text:p text:style-name="P35"><text:span text:style-name="T38"/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24" draw:style-name="gr4" draw:text-style-name="P40" svg:width="8.831cm" svg:height="3.851cm" svg:x="-0.572cm" svg:y="0.273cm"><text:p text:style-name="P35"><text:span text:style-name="T38">C1:REFRIGERACION</text:span></text:p><text:p text:style-name="P35"><text:span text:style-name="T38">TAO:32 MAX:36 <text:s/>[+00]C</text:span></text:p><text:p text:style-name="P35"><text:span text:style-name="T38"/></text:p><text:p text:style-name="P35"><text:span text:style-name="T38"/></text:p></draw:rect><draw:rect text:anchor-type="paragraph" draw:z-index="26" draw:style-name="gr4" draw:text-style-name="P40" svg:width="8.831cm" svg:height="3.851cm" svg:x="9.412cm" svg:y="0.273cm"><text:p text:style-name="P35"><text:span text:style-name="T38">C1:CALEFACC. <text:s text:c="2"/>SUELO</text:span></text:p><text:p text:style-name="P35"><text:span text:style-name="T38">TSO:18 MIN:12 <text:s text:c="3"/>[+00]C</text:span></text:p><text:p text:style-name="P35"><text:span text:style-name="T38"/></text:p><text:p text:style-name="P35"><text:span text:style-name="T38"/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27" draw:style-name="gr4" draw:text-style-name="P40" svg:width="8.831cm" svg:height="3.851cm" svg:x="-0.572cm" svg:y="0.385cm"><text:p text:style-name="P35"><text:span text:style-name="T38">C1:ADICION +C02</text:span></text:p><text:p text:style-name="P35"><text:span text:style-name="T38">OP:2360 <text:s text:c="5"/>[0000]PPM</text:span></text:p><text:p text:style-name="P35"><text:span text:style-name="T38">Ciclo:00'00'' <text:s/>ON:100%</text:span></text:p><text:p text:style-name="P35"><text:span text:style-name="T38"/></text:p></draw:rect><draw:rect text:anchor-type="paragraph" draw:z-index="28" draw:style-name="gr4" draw:text-style-name="P40" svg:width="8.831cm" svg:height="3.851cm" svg:x="9.412cm" svg:y="0.385cm"><text:p text:style-name="P35"><text:span text:style-name="T38">C1:EXTACCION -C02</text:span></text:p><text:p text:style-name="P35"><text:span text:style-name="T38">OP:2780 <text:s text:c="5"/>[0000]PPM</text:span></text:p><text:p text:style-name="P35"><text:span text:style-name="T38">Ciclo:00'00'' <text:s/>ON:100%</text:span></text:p><text:p text:style-name="P35"><text:span text:style-name="T38"/></text:p></draw:rect></text:p>
      <text:p text:style-name="Standard"><draw:rect text:anchor-type="paragraph" draw:z-index="29" draw:style-name="gr4" draw:text-style-name="P40" svg:width="8.831cm" svg:height="3.851cm" svg:x="-0.572cm" svg:y="4.394cm"><text:p text:style-name="P35"><text:span text:style-name="T38">C1:ILUMINACION</text:span></text:p><text:p text:style-name="P35"><text:span text:style-name="T38">ON---&gt;00:00h</text:span></text:p><text:p text:style-name="P35"><text:span text:style-name="T38">OFF---&gt;16:00h <text:s text:c="12"/></text:span></text:p><text:p text:style-name="P35"><text:span text:style-name="T38"/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<text:soft-page-break/>Modo <text:span text:style-name="T34">Configuración</text:span></text:p>
      <text:p text:style-name="Standard"/>
      <text:p text:style-name="Standard"/>
      <text:p text:style-name="P25"><draw:line text:anchor-type="paragraph" draw:z-index="32" draw:style-name="gr7" draw:text-style-name="P37" svg:x1="0.056cm" svg:y1="-0.93cm" svg:x2="18.113cm" svg:y2="-0.93cm"><text:p/></draw:line><draw:custom-shape text:anchor-type="paragraph" draw:z-index="33" draw:style-name="gr5" draw:text-style-name="P39" svg:width="0.5cm" svg:height="0.5cm" svg:x="1.29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2">- Botón <text:s text:c="7"/></text:span><text:span text:style-name="T11"><text:s/></text:span><text:span text:style-name="T14">m</text:span><text:span text:style-name="T15">á</text:span><text:span text:style-name="T14">s de 3 seg.:</text:span><text:span text:style-name="T13"> Entra en </text:span><text:span text:style-name="T23">Mo</text:span><text:span text:style-name="T22">do </text:span><text:span text:style-name="T24">Configurac</text:span><text:span text:style-name="T22">ión</text:span><text:span text:style-name="T13">.</text:span></text:p>
      <text:p text:style-name="P15"><draw:custom-shape text:anchor-type="paragraph" draw:z-index="34" draw:style-name="gr2" draw:text-style-name="P38" svg:width="0.5cm" svg:height="0.5cm" svg:x="1.677cm" svg:y="0.388cm"><text:p text:style-name="P37"><text:span text:style-name="T36">⇧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3" draw:text-style-name="P38" svg:width="0.5cm" svg:height="0.5cm" svg:x="2.295cm" svg:y="0.388cm"><text:p text:style-name="P37"><text:span text:style-name="T36">⇩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pan text:style-name="T17">- Botones <text:s text:c="17"/>: Navegación por filas dentro de la pantalla. </text:span><text:span text:style-name="T9">(1ª Linea fija</text:span><text:span text:style-name="T8">)</text:span><text:span text:style-name="T7">.</text:span></text:p>
      <text:p text:style-name="P33"><draw:custom-shape text:anchor-type="paragraph" draw:z-index="37" draw:style-name="gr5" draw:text-style-name="P39" svg:width="0.5cm" svg:height="0.5cm" svg:x="1.298cm" svg:y="0.3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1"><text:span text:style-name="T12">- Botón <text:s text:c="7"/></text:span><text:span text:style-name="T11"><text:s/></text:span><text:span text:style-name="T13">: Entra en </text:span><text:span text:style-name="T23">Mo</text:span><text:span text:style-name="T22">do </text:span><text:span text:style-name="T23">Se</text:span><text:span text:style-name="T22">lección</text:span><text:span text:style-name="T13">.</text:span></text:p>
      <text:p text:style-name="Standard"/>
      <text:p text:style-name="P14">- Botones <text:s text:c="17"/>: Navegación dentro del menú de Configuración en modo selección.</text:p>
      <text:p text:style-name="Standard"><draw:custom-shape text:anchor-type="paragraph" draw:z-index="39" draw:style-name="gr3" draw:text-style-name="P38" svg:width="0.5cm" svg:height="0.5cm" svg:x="2.295cm" svg:y="-0.61cm"><text:p text:style-name="P37"><text:span text:style-name="T36">⇩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2" draw:text-style-name="P38" svg:width="0.5cm" svg:height="0.5cm" svg:x="1.677cm" svg:y="-0.61cm"><text:p text:style-name="P37"><text:span text:style-name="T36">⇧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7"><draw:custom-shape text:anchor-type="paragraph" draw:z-index="40" draw:style-name="gr6" draw:text-style-name="P39" svg:width="0.5cm" svg:height="0.5cm" svg:x="1.325cm" svg:y="0.025cm"><text:p text:style-name="P37"><text:span text:style-name="T37">✓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7">- Botón <text:s text:c="8"/>:Aceptar. Entra en </text:span><text:span text:style-name="T21">Mo</text:span><text:span text:style-name="T19">do </text:span><text:span text:style-name="T21">E</text:span><text:span text:style-name="T19">dición</text:span><text:span text:style-name="T17">.</text:span></text:p>
      <text:p text:style-name="Standard"><draw:custom-shape text:anchor-type="paragraph" draw:z-index="41" draw:style-name="gr2" draw:text-style-name="P37" svg:width="0.5cm" svg:height="0.5cm" svg:x="1.662cm" svg:y="0.462cm"><text:p text:style-name="P37"><text:span text:style-name="T36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8" draw:text-style-name="P38" svg:width="0.5cm" svg:height="0.5cm" svg:x="2.316cm" svg:y="0.462cm"><text:p text:style-name="P37"><text:span text:style-name="T36">-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>- Botones <text:s text:c="16"/>:Incrementa o decrece el valor del Parametro o modifica el tipo de Canal.</text:p>
      <text:p text:style-name="Standard"/>
      <text:p text:style-name="P18"><draw:custom-shape text:anchor-type="paragraph" draw:z-index="43" draw:style-name="gr6" draw:text-style-name="P39" svg:width="0.5cm" svg:height="0.5cm" svg:x="1.325cm" svg:y="0.011cm"><text:p text:style-name="P37"><text:span text:style-name="T37">✓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- Botón <text:s text:c="8"/>:Aceptar.</text:p>
      <text:p text:style-name="Standard"/>
      <text:p text:style-name="Standard"/>
      <text:p text:style-name="Standard"><draw:rect text:anchor-type="paragraph" draw:z-index="36" draw:style-name="gr4" draw:text-style-name="P41" svg:width="10.757cm" svg:height="16.775cm" svg:x="3.422cm" svg:y="0.325cm"><text:p text:style-name="P35"><text:span text:style-name="T40">---Configuracion---</text:span></text:p><text:p text:style-name="P35"><text:span text:style-name="T40">Idioma:espanol</text:span></text:p><text:p text:style-name="P35"><text:span text:style-name="T40">Fecha:06/02/2014</text:span></text:p><text:p text:style-name="P35"><text:span text:style-name="T40">hora:18:45h</text:span></text:p><text:p text:style-name="P35"><text:span text:style-name="T40">Temp.grados:c</text:span></text:p><text:p text:style-name="P35"><text:span text:style-name="T40">Sat.:[000]---&gt;562</text:span></text:p><text:p text:style-name="P35"><text:span text:style-name="T40">Frec. Hs: 15' </text:span></text:p><text:p text:style-name="P35"><text:span text:style-name="T40">Monitoreo:no</text:span></text:p><text:p text:style-name="P35"><text:span text:style-name="T40">F.monitoreo:00'00''</text:span></text:p><text:p text:style-name="P35"><text:span text:style-name="T40">Dia.caudalimetro:32</text:span></text:p><text:p text:style-name="P35"><text:span text:style-name="T40">Rest.caudalimetro:no</text:span></text:p><text:p text:style-name="P35"><text:span text:style-name="T40">Rest.config.:no</text:span></text:p><text:p text:style-name="P35"><text:span text:style-name="T40">Num.salidas:1</text:span></text:p><text:p text:style-name="P35"><text:span text:style-name="T40">C1: riego</text:span></text:p><text:p text:style-name="P35"><text:span text:style-name="T40"><text:s text:c="2"/></text:span><text:span text:style-name="T40">*** firmware 1.3 ***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S-Digital" svg:font-family="DS-Digital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2" draw:display-name="Arrowheads 2" svg:viewBox="0 0 1131 902" svg:d="m564 0-564 902h1131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7cm" fo:margin-right="1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3-10-30T17:50:27</meta:creation-date>
    <dc:date>2014-05-26T14:12:28.207043152</dc:date>
    <dc:creator>surcadiz </dc:creator>
    <meta:editing-duration>PT7H54M24S</meta:editing-duration>
    <meta:editing-cycles>75</meta:editing-cycles>
    <meta:generator>LibreOffice/4.1.3.2$Linux_X86_64 LibreOffice_project/410m0$Build-2</meta:generator>
    <meta:printed-by>surcadiz </meta:printed-by>
    <meta:print-date>2013-10-30T19:44:12</meta:print-date>
    <meta:document-statistic meta:table-count="0" meta:image-count="0" meta:object-count="0" meta:page-count="4" meta:paragraph-count="21" meta:word-count="171" meta:character-count="1141" meta:non-whitespace-character-count="808"/>
  </office:meta>
</office:document-meta>
</file>